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>
      <style:text-properties officeooo:rsid="0020c7a7" officeooo:paragraph-rsid="000e42aa"/>
    </style:style>
    <style:style style:name="P5" style:family="paragraph" style:parent-style-name="Text_20_body">
      <style:text-properties fo:font-weight="bold" officeooo:rsid="0020c7a7" officeooo:paragraph-rsid="000e42aa" style:font-weight-asian="bold" style:font-weight-complex="bold"/>
    </style:style>
    <style:style style:name="P6" style:family="paragraph" style:parent-style-name="Text_20_body">
      <style:text-properties officeooo:paragraph-rsid="000c4d51"/>
    </style:style>
    <style:style style:name="P7" style:family="paragraph" style:parent-style-name="Standard" style:list-style-name="L3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8" style:family="paragraph" style:parent-style-name="Table_20_Contents" style:list-style-name="L3">
      <style:text-properties style:font-name="Times New Roman" fo:font-size="13pt" officeooo:rsid="000c4d51" officeooo:paragraph-rsid="000c4d51" style:font-size-asian="13pt" style:font-size-complex="13pt"/>
    </style:style>
    <style:style style:name="P9" style:family="paragraph" style:parent-style-name="Table_20_Contents" style:list-style-name="L3">
      <style:text-properties style:font-name="Times New Roman" fo:font-size="13pt" style:font-size-asian="13pt" style:font-size-complex="13pt"/>
    </style:style>
    <style:style style:name="P10" style:family="paragraph" style:parent-style-name="Table_20_Contents" style:list-style-name="L3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1" style:family="paragraph" style:parent-style-name="Table_20_Contents" style:list-style-name="L3">
      <style:text-properties style:font-name="Times New Roman" fo:font-size="13pt" fo:font-weight="normal" officeooo:paragraph-rsid="000e42aa" style:font-size-asian="13pt" style:font-weight-asian="normal" style:font-size-complex="13pt" style:font-weight-complex="normal"/>
    </style:style>
    <style:style style:name="P12" style:family="paragraph" style:parent-style-name="Table_20_Contents" style:list-style-name="L3">
      <style:text-properties style:font-name="Times New Roman" fo:font-size="13pt" fo:font-weight="normal" officeooo:paragraph-rsid="000f0019" style:font-size-asian="13pt" style:font-weight-asian="normal" style:font-size-complex="13pt" style:font-weight-complex="normal"/>
    </style:style>
    <style:style style:name="T1" style:family="text">
      <style:text-properties officeooo:rsid="000e42aa"/>
    </style:style>
    <style:style style:name="T2" style:family="text">
      <style:text-properties fo:font-style="italic" officeooo:rsid="000e42aa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f00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FEEDBACK DI META' ANN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<text:span text:style-name="T1">FELICE - </text:span>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9567500" text:style-name="L3">
              <text:list-item>
                <text:p text:style-name="P8">Felice clicca su <text:span text:style-name="T3">Compila Sondaggio</text:span></text:p>
              </text:list-item>
              <text:list-item>
                <text:p text:style-name="P10">Nella finestra che si apre, Felice risponde all<text:span text:style-name="T1">a domanda che chiede chi compila il questionario premendo “PADRE”.</text:span></text:p>
              </text:list-item>
              <text:list-item>
                <text:p text:style-name="P11"><text:span text:style-name="T1">Alla domanda “Sezione di appartenenza del bambino” seleziona la scelta “Lattante”</text:span></text:p>
              </text:list-item>
              <text:list-item>
                <text:p text:style-name="P11"><text:span text:style-name="T1">Alla domanda “Regime di frequenza del bambino” risponde premendo “Full time”</text:span></text:p>
              </text:list-item>
              <text:list-item>
                <text:p text:style-name="P11"><text:span text:style-name="T1">Alla domanda “Anno di nascita del padre” scrive 1962</text:span></text:p>
              </text:list-item>
              <text:list-item>
                <text:p text:style-name="P11"><text:span text:style-name="T1">Alla domanda “Anno di nascita madre” scrive 1970</text:span></text:p>
              </text:list-item>
              <text:list-item>
                <text:p text:style-name="P11"><text:span text:style-name="T1">Alla domanda “numero componenti” scrive 6</text:span></text:p>
              </text:list-item>
              <text:list-item>
                <text:p text:style-name="P11"><text:span text:style-name="T1">Alla domanda “numero di componenti della famiglia sotto i 6 anni, (escluso il bambino che frequenta l'asilo) scrive 0</text:span></text:p>
              </text:list-item>
              <text:list-item>
                <text:p text:style-name="P11"><text:span text:style-name="T1">Alla domanda “Titolo di studio padre” preme le caselle di Licenza Elementare, Licenza Media, Diploma superiore, Laurea</text:span></text:p>
              </text:list-item>
              <text:list-item>
                <text:p text:style-name="P11"><text:span text:style-name="T1">Alla domanda “Titolo di studio madre” <text:s/>preme le caselle di Licenza Elementare e Licenza Media</text:span></text:p>
              </text:list-item>
              <text:list-item>
                <text:p text:style-name="P11"><text:span text:style-name="T1">Alla domanda “Uno dei genitori è dipendente di UNISA” risponde NO</text:span></text:p>
              </text:list-item>
              <text:list-item>
                <text:p text:style-name="P11"><text:span text:style-name="T1">Alla domanda sui motivi per l'iscrizione all'asilo risponde premendo le caselle “Non avevamo alternative” e “per esigenze di lavoro”.</text:span></text:p>
              </text:list-item>
              <text:list-item>
                <text:p text:style-name="P11"><text:span text:style-name="T1">Alla domanda “Per decidere di iscrivere il vostro bambino avete acquisito informazioni preventive” risponde premendo il bottone “NO”.</text:span></text:p>
              </text:list-item>
              <text:list-item>
                <text:p text:style-name="P12"><text:span text:style-name="T5">Alla domanda “Avete usufruito dell'asilo nido per mesi” risponde con 10</text:span></text:p>
              </text:list-item>
              <text:list-item>
                <text:p text:style-name="P12"><text:span text:style-name="T5">Alla domanda “Avete presentato rinuncia al servizio” risponde “NO”</text:span></text:p>
              </text:list-item>
              <text:list-item>
                <text:p text:style-name="P12"><text:span text:style-name="T5"><text:s/>Alla domanda “Pensate di iscrivere il bambino all'anno 2012/13” risponde “SI”.</text:span></text:p>
              </text:list-item>
              <text:list-item>
                <text:p text:style-name="P9">Felice preme il bottone “<text:span text:style-name="T3">Invia Sondaggio</text:span><text:span text:style-name="T4">”</text:span></text:p>
              </text:list-item>
              <text:list-item>
                <text:p text:style-name="P7">Felice chiude il sistema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9:41:40.42</meta:creation-date>
    <meta:editing-duration>PT3M3S</meta:editing-duration>
    <meta:editing-cycles>2</meta:editing-cycles>
    <meta:generator>LibreOffice/3.6$Windows_x86 LibreOffice_project/da8c1e6-fd468f4-454e206-f42a4a9-143cfd</meta:generator>
    <dc:date>2012-10-16T20:00:04.27</dc:date>
    <meta:document-statistic meta:table-count="1" meta:image-count="0" meta:object-count="0" meta:page-count="1" meta:paragraph-count="23" meta:word-count="241" meta:character-count="1536" meta:non-whitespace-character-count="1333"/>
  </office:meta>
</office:document-meta>
</file>